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2.6693in"/>
    </style:style>
    <style:style style:name="co4" style:family="table-column">
      <style:table-column-properties fo:break-before="auto" style:column-width="4.3634in"/>
    </style:style>
    <style:style style:name="co5" style:family="table-column">
      <style:table-column-properties fo:break-before="auto" style:column-width="3.098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Feature Envy: 6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/org.apache.xml.serialize</text:p>
          </table:table-cell>
          <table:table-cell office:value-type="string" calcext:value-type="string">
            <text:p>XMLSerializer</text:p>
          </table:table-cell>
          <table:table-cell office:value-type="string" calcext:value-type="string">
            <text:p>startElement(String namespaceURI, String localName, String rawName, Attributes attrs) : void</text:p>
          </table:table-cell>
          <table:table-cell office:value-type="float" office:value="4" calcext:value-type="float">
            <text:p>4</text:p>
          </table:table-cell>
          <table:table-cell table:formula="of:=CONCATENATE([.C2];&quot;.&quot;;[.D2];&quot;::&quot;;[.E2])" office:value-type="string" office:string-value="/org.apache.xml.serialize.XMLSerializer::startElement(String namespaceURI, String localName, String rawName, Attributes attrs) : void" calcext:value-type="string">
            <text:p>/org.apache.xml.serialize.XMLSerializer::startElement(String namespaceURI, String localName, String rawName, Attributes attrs) : voi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ml.serialize</text:p>
          </table:table-cell>
          <table:table-cell office:value-type="string" calcext:value-type="string">
            <text:p>XMLSerializer</text:p>
          </table:table-cell>
          <table:table-cell office:value-type="string" calcext:value-type="string">
            <text:p>startElement(String tagName, AttributeList attrs) : void</text:p>
          </table:table-cell>
          <table:table-cell office:value-type="float" office:value="4" calcext:value-type="float">
            <text:p>4</text:p>
          </table:table-cell>
          <table:table-cell table:formula="of:=CONCATENATE([.C3];&quot;.&quot;;[.D3];&quot;::&quot;;[.E3])" office:value-type="string" office:string-value="/org.apache.xml.serialize.XMLSerializer::startElement(String tagName, AttributeList attrs) : void" calcext:value-type="string">
            <text:p>/org.apache.xml.serialize.XMLSerializer::startElement(String tagName, AttributeList attrs) : voi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ml.serialize</text:p>
          </table:table-cell>
          <table:table-cell office:value-type="string" calcext:value-type="string">
            <text:p>XMLSerializer</text:p>
          </table:table-cell>
          <table:table-cell office:value-type="string" calcext:value-type="string">
            <text:p>endElementIO(String namespaceURI, String localName, String rawName) : void</text:p>
          </table:table-cell>
          <table:table-cell office:value-type="float" office:value="3" calcext:value-type="float">
            <text:p>3</text:p>
          </table:table-cell>
          <table:table-cell table:formula="of:=CONCATENATE([.C4];&quot;.&quot;;[.D4];&quot;::&quot;;[.E4])" office:value-type="string" office:string-value="/org.apache.xml.serialize.XMLSerializer::endElementIO(String namespaceURI, String localName, String rawName) : void" calcext:value-type="string">
            <text:p>/org.apache.xml.serialize.XMLSerializer::endElementIO(String namespaceURI, String localName, String rawName) : voi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ml.serialize</text:p>
          </table:table-cell>
          <table:table-cell office:value-type="string" calcext:value-type="string">
            <text:p>XMLSerializer</text:p>
          </table:table-cell>
          <table:table-cell office:value-type="string" calcext:value-type="string">
            <text:p>serializeElement(Element elem) : void</text:p>
          </table:table-cell>
          <table:table-cell office:value-type="float" office:value="3" calcext:value-type="float">
            <text:p>3</text:p>
          </table:table-cell>
          <table:table-cell table:formula="of:=CONCATENATE([.C5];&quot;.&quot;;[.D5];&quot;::&quot;;[.E5])" office:value-type="string" office:string-value="/org.apache.xml.serialize.XMLSerializer::serializeElement(Element elem) : void" calcext:value-type="string">
            <text:p>/org.apache.xml.serialize.XMLSerializer::serializeElement(Element elem) : voi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ml.serialize</text:p>
          </table:table-cell>
          <table:table-cell office:value-type="string" calcext:value-type="string">
            <text:p>XMLSerializer</text:p>
          </table:table-cell>
          <table:table-cell office:value-type="string" calcext:value-type="string">
            <text:p>startDocument(String rootTagName) : void</text:p>
          </table:table-cell>
          <table:table-cell office:value-type="float" office:value="2" calcext:value-type="float">
            <text:p>2</text:p>
          </table:table-cell>
          <table:table-cell table:formula="of:=CONCATENATE([.C6];&quot;.&quot;;[.D6];&quot;::&quot;;[.E6])" office:value-type="string" office:string-value="/org.apache.xml.serialize.XMLSerializer::startDocument(String rootTagName) : void" calcext:value-type="string">
            <text:p>/org.apache.xml.serialize.XMLSerializer::startDocument(String rootTagName) : voi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ml.serialize</text:p>
          </table:table-cell>
          <table:table-cell office:value-type="string" calcext:value-type="string">
            <text:p>HTMLSerializer</text:p>
          </table:table-cell>
          <table:table-cell office:value-type="string" calcext:value-type="string">
            <text:p>startElement(String namespaceURI, String localName, String rawName, Attributes attrs) : void</text:p>
          </table:table-cell>
          <table:table-cell office:value-type="float" office:value="3" calcext:value-type="float">
            <text:p>3</text:p>
          </table:table-cell>
          <table:table-cell table:formula="of:=CONCATENATE([.C7];&quot;.&quot;;[.D7];&quot;::&quot;;[.E7])" office:value-type="string" office:string-value="/org.apache.xml.serialize.HTMLSerializer::startElement(String namespaceURI, String localName, String rawName, Attributes attrs) : void" calcext:value-type="string">
            <text:p>/org.apache.xml.serialize.HTMLSerializer::startElement(String namespaceURI, String localName, String rawName, Attributes attrs) : voi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ml.serialize</text:p>
          </table:table-cell>
          <table:table-cell office:value-type="string" calcext:value-type="string">
            <text:p>HTMLSerializer</text:p>
          </table:table-cell>
          <table:table-cell office:value-type="string" calcext:value-type="string">
            <text:p>endElementIO(String namespaceURI, String localName, String rawName) : void</text:p>
          </table:table-cell>
          <table:table-cell office:value-type="float" office:value="3" calcext:value-type="float">
            <text:p>3</text:p>
          </table:table-cell>
          <table:table-cell table:formula="of:=CONCATENATE([.C8];&quot;.&quot;;[.D8];&quot;::&quot;;[.E8])" office:value-type="string" office:string-value="/org.apache.xml.serialize.HTMLSerializer::endElementIO(String namespaceURI, String localName, String rawName) : void" calcext:value-type="string">
            <text:p>/org.apache.xml.serialize.HTMLSerializer::endElementIO(String namespaceURI, String localName, String rawName) : voi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ml.serialize</text:p>
          </table:table-cell>
          <table:table-cell office:value-type="string" calcext:value-type="string">
            <text:p>HTMLSerializer</text:p>
          </table:table-cell>
          <table:table-cell office:value-type="string" calcext:value-type="string">
            <text:p>startElement(String tagName, AttributeList attrs) : void</text:p>
          </table:table-cell>
          <table:table-cell office:value-type="float" office:value="3" calcext:value-type="float">
            <text:p>3</text:p>
          </table:table-cell>
          <table:table-cell table:formula="of:=CONCATENATE([.C9];&quot;.&quot;;[.D9];&quot;::&quot;;[.E9])" office:value-type="string" office:string-value="/org.apache.xml.serialize.HTMLSerializer::startElement(String tagName, AttributeList attrs) : void" calcext:value-type="string">
            <text:p>/org.apache.xml.serialize.HTMLSerializer::startElement(String tagName, AttributeList attrs) : voi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ml.serialize</text:p>
          </table:table-cell>
          <table:table-cell office:value-type="string" calcext:value-type="string">
            <text:p>HTMLSerializer</text:p>
          </table:table-cell>
          <table:table-cell office:value-type="string" calcext:value-type="string">
            <text:p>serializeElement(Element elem) : void</text:p>
          </table:table-cell>
          <table:table-cell office:value-type="float" office:value="3" calcext:value-type="float">
            <text:p>3</text:p>
          </table:table-cell>
          <table:table-cell table:formula="of:=CONCATENATE([.C10];&quot;.&quot;;[.D10];&quot;::&quot;;[.E10])" office:value-type="string" office:string-value="/org.apache.xml.serialize.HTMLSerializer::serializeElement(Element elem) : void" calcext:value-type="string">
            <text:p>/org.apache.xml.serialize.HTMLSerializer::serializeElement(Element elem) : voi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ml.serialize</text:p>
          </table:table-cell>
          <table:table-cell office:value-type="string" calcext:value-type="string">
            <text:p>BaseMarkupSerializer</text:p>
          </table:table-cell>
          <table:table-cell office:value-type="string" calcext:value-type="string">
            <text:p>enterElementState(String namespaceURI, String localName, String rawName, boolean preserveSpace) : ElementState</text:p>
          </table:table-cell>
          <table:table-cell office:value-type="float" office:value="5" calcext:value-type="float">
            <text:p>5</text:p>
          </table:table-cell>
          <table:table-cell table:formula="of:=CONCATENATE([.C11];&quot;.&quot;;[.D11];&quot;::&quot;;[.E11])" office:value-type="string" office:string-value="/org.apache.xml.serialize.BaseMarkupSerializer::enterElementState(String namespaceURI, String localName, String rawName, boolean preserveSpace) : ElementState" calcext:value-type="string">
            <text:p>/org.apache.xml.serialize.BaseMarkupSerializer::enterElementState(String namespaceURI, String localName, String rawName, boolean preserveSpace) : ElementStat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ml.serialize</text:p>
          </table:table-cell>
          <table:table-cell office:value-type="string" calcext:value-type="string">
            <text:p>BaseMarkupSerializer</text:p>
          </table:table-cell>
          <table:table-cell office:value-type="string" calcext:value-type="string">
            <text:p>content() : ElementState</text:p>
          </table:table-cell>
          <table:table-cell office:value-type="float" office:value="2" calcext:value-type="float">
            <text:p>2</text:p>
          </table:table-cell>
          <table:table-cell table:formula="of:=CONCATENATE([.C12];&quot;.&quot;;[.D12];&quot;::&quot;;[.E12])" office:value-type="string" office:string-value="/org.apache.xml.serialize.BaseMarkupSerializer::content() : ElementState" calcext:value-type="string">
            <text:p>/org.apache.xml.serialize.BaseMarkupSerializer::content() : ElementStat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ml.serialize</text:p>
          </table:table-cell>
          <table:table-cell office:value-type="string" calcext:value-type="string">
            <text:p>DOMSerializerImpl</text:p>
          </table:table-cell>
          <table:table-cell office:value-type="string" calcext:value-type="string">
            <text:p>copySettings(XMLSerializer src, XMLSerializer dest) : void</text:p>
          </table:table-cell>
          <table:table-cell office:value-type="float" office:value="2" calcext:value-type="float">
            <text:p>2</text:p>
          </table:table-cell>
          <table:table-cell table:formula="of:=CONCATENATE([.C13];&quot;.&quot;;[.D13];&quot;::&quot;;[.E13])" office:value-type="string" office:string-value="/org.apache.xml.serialize.DOMSerializerImpl::copySettings(XMLSerializer src, XMLSerializer dest) : void" calcext:value-type="string">
            <text:p>/org.apache.xml.serialize.DOMSerializerImpl::copySettings(XMLSerializer src, XMLSerializer dest) : voi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dom</text:p>
          </table:table-cell>
          <table:table-cell office:value-type="string" calcext:value-type="string">
            <text:p>DocumentImpl</text:p>
          </table:table-cell>
          <table:table-cell office:value-type="string" calcext:value-type="string">
            <text:p>dispatchEvent(NodeImpl node, Event event) : boolean</text:p>
          </table:table-cell>
          <table:table-cell office:value-type="float" office:value="6" calcext:value-type="float">
            <text:p>6</text:p>
          </table:table-cell>
          <table:table-cell table:formula="of:=CONCATENATE([.C14];&quot;.&quot;;[.D14];&quot;::&quot;;[.E14])" office:value-type="string" office:string-value="/org.apache.xerces.dom.DocumentImpl::dispatchEvent(NodeImpl node, Event event) : boolean" calcext:value-type="string">
            <text:p>/org.apache.xerces.dom.DocumentImpl::dispatchEvent(NodeImpl node, Event event) : boolea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dom</text:p>
          </table:table-cell>
          <table:table-cell office:value-type="string" calcext:value-type="string">
            <text:p>CoreDocumentImpl</text:p>
          </table:table-cell>
          <table:table-cell office:value-type="string" calcext:value-type="string">
            <text:p>getNodeListCache(ParentNode owner) : NodeListCache</text:p>
          </table:table-cell>
          <table:table-cell office:value-type="float" office:value="3" calcext:value-type="float">
            <text:p>3</text:p>
          </table:table-cell>
          <table:table-cell table:formula="of:=CONCATENATE([.C15];&quot;.&quot;;[.D15];&quot;::&quot;;[.E15])" office:value-type="string" office:string-value="/org.apache.xerces.dom.CoreDocumentImpl::getNodeListCache(ParentNode owner) : NodeListCache" calcext:value-type="string">
            <text:p>/org.apache.xerces.dom.CoreDocumentImpl::getNodeListCache(ParentNode owner) : NodeListCach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dom</text:p>
          </table:table-cell>
          <table:table-cell office:value-type="string" calcext:value-type="string">
            <text:p>DOMNormalizer</text:p>
          </table:table-cell>
          <table:table-cell office:value-type="string" calcext:value-type="string">
            <text:p>reportDOMError(DOMErrorHandler errorHandler, DOMErrorImpl error, DOMLocatorImpl locator, String message, short severity, String type) : void</text:p>
          </table:table-cell>
          <table:table-cell office:value-type="float" office:value="3" calcext:value-type="float">
            <text:p>3</text:p>
          </table:table-cell>
          <table:table-cell table:formula="of:=CONCATENATE([.C16];&quot;.&quot;;[.D16];&quot;::&quot;;[.E16])" office:value-type="string" office:string-value="/org.apache.xerces.dom.DOMNormalizer::reportDOMError(DOMErrorHandler errorHandler, DOMErrorImpl error, DOMLocatorImpl locator, String message, short severity, String type) : void" calcext:value-type="string">
            <text:p>/org.apache.xerces.dom.DOMNormalizer::reportDOMError(DOMErrorHandler errorHandler, DOMErrorImpl error, DOMLocatorImpl locator, String message, short severity, String type) : voi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</text:p>
          </table:table-cell>
          <table:table-cell office:value-type="string" calcext:value-type="string">
            <text:p>XML11EntityScanner</text:p>
          </table:table-cell>
          <table:table-cell office:value-type="string" calcext:value-type="string">
            <text:p>scanLiteral(int quote, XMLString content) : int</text:p>
          </table:table-cell>
          <table:table-cell office:value-type="float" office:value="4" calcext:value-type="float">
            <text:p>4</text:p>
          </table:table-cell>
          <table:table-cell table:formula="of:=CONCATENATE([.C17];&quot;.&quot;;[.D17];&quot;::&quot;;[.E17])" office:value-type="string" office:string-value="/org.apache.xerces.impl.XML11EntityScanner::scanLiteral(int quote, XMLString content) : int" calcext:value-type="string">
            <text:p>/org.apache.xerces.impl.XML11EntityScanner::scanLiteral(int quote, XMLString content) : in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</text:p>
          </table:table-cell>
          <table:table-cell office:value-type="string" calcext:value-type="string">
            <text:p>XML11EntityScanner</text:p>
          </table:table-cell>
          <table:table-cell office:value-type="string" calcext:value-type="string">
            <text:p>scanContent(XMLString content) : int</text:p>
          </table:table-cell>
          <table:table-cell office:value-type="float" office:value="3" calcext:value-type="float">
            <text:p>3</text:p>
          </table:table-cell>
          <table:table-cell table:formula="of:=CONCATENATE([.C18];&quot;.&quot;;[.D18];&quot;::&quot;;[.E18])" office:value-type="string" office:string-value="/org.apache.xerces.impl.XML11EntityScanner::scanContent(XMLString content) : int" calcext:value-type="string">
            <text:p>/org.apache.xerces.impl.XML11EntityScanner::scanContent(XMLString content) : in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</text:p>
          </table:table-cell>
          <table:table-cell office:value-type="string" calcext:value-type="string">
            <text:p>XML11EntityScanner</text:p>
          </table:table-cell>
          <table:table-cell office:value-type="string" calcext:value-type="string">
            <text:p>scanData(String delimiter, XMLStringBuffer buffer) : boolean</text:p>
          </table:table-cell>
          <table:table-cell office:value-type="float" office:value="3" calcext:value-type="float">
            <text:p>3</text:p>
          </table:table-cell>
          <table:table-cell table:formula="of:=CONCATENATE([.C19];&quot;.&quot;;[.D19];&quot;::&quot;;[.E19])" office:value-type="string" office:string-value="/org.apache.xerces.impl.XML11EntityScanner::scanData(String delimiter, XMLStringBuffer buffer) : boolean" calcext:value-type="string">
            <text:p>/org.apache.xerces.impl.XML11EntityScanner::scanData(String delimiter, XMLStringBuffer buffer) : boolea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</text:p>
          </table:table-cell>
          <table:table-cell office:value-type="string" calcext:value-type="string">
            <text:p>XML11EntityScanner</text:p>
          </table:table-cell>
          <table:table-cell office:value-type="string" calcext:value-type="string">
            <text:p>skipSpaces() : boolean</text:p>
          </table:table-cell>
          <table:table-cell office:value-type="float" office:value="3" calcext:value-type="float">
            <text:p>3</text:p>
          </table:table-cell>
          <table:table-cell table:formula="of:=CONCATENATE([.C20];&quot;.&quot;;[.D20];&quot;::&quot;;[.E20])" office:value-type="string" office:string-value="/org.apache.xerces.impl.XML11EntityScanner::skipSpaces() : boolean" calcext:value-type="string">
            <text:p>/org.apache.xerces.impl.XML11EntityScanner::skipSpaces() : boolea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</text:p>
          </table:table-cell>
          <table:table-cell office:value-type="string" calcext:value-type="string">
            <text:p>XML11EntityScanner</text:p>
          </table:table-cell>
          <table:table-cell office:value-type="string" calcext:value-type="string">
            <text:p>scanChar() : int</text:p>
          </table:table-cell>
          <table:table-cell office:value-type="float" office:value="2" calcext:value-type="float">
            <text:p>2</text:p>
          </table:table-cell>
          <table:table-cell table:formula="of:=CONCATENATE([.C21];&quot;.&quot;;[.D21];&quot;::&quot;;[.E21])" office:value-type="string" office:string-value="/org.apache.xerces.impl.XML11EntityScanner::scanChar() : int" calcext:value-type="string">
            <text:p>/org.apache.xerces.impl.XML11EntityScanner::scanChar() : in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</text:p>
          </table:table-cell>
          <table:table-cell office:value-type="string" calcext:value-type="string">
            <text:p>XML11EntityScanner</text:p>
          </table:table-cell>
          <table:table-cell office:value-type="string" calcext:value-type="string">
            <text:p>scanNmtoken() : String</text:p>
          </table:table-cell>
          <table:table-cell office:value-type="float" office:value="2" calcext:value-type="float">
            <text:p>2</text:p>
          </table:table-cell>
          <table:table-cell table:formula="of:=CONCATENATE([.C22];&quot;.&quot;;[.D22];&quot;::&quot;;[.E22])" office:value-type="string" office:string-value="/org.apache.xerces.impl.XML11EntityScanner::scanNmtoken() : String" calcext:value-type="string">
            <text:p>/org.apache.xerces.impl.XML11EntityScanner::scanNmtoken() : String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</text:p>
          </table:table-cell>
          <table:table-cell office:value-type="string" calcext:value-type="string">
            <text:p>XML11EntityScanner</text:p>
          </table:table-cell>
          <table:table-cell office:value-type="string" calcext:value-type="string">
            <text:p>scanName() : String</text:p>
          </table:table-cell>
          <table:table-cell office:value-type="float" office:value="2" calcext:value-type="float">
            <text:p>2</text:p>
          </table:table-cell>
          <table:table-cell table:formula="of:=CONCATENATE([.C23];&quot;.&quot;;[.D23];&quot;::&quot;;[.E23])" office:value-type="string" office:string-value="/org.apache.xerces.impl.XML11EntityScanner::scanName() : String" calcext:value-type="string">
            <text:p>/org.apache.xerces.impl.XML11EntityScanner::scanName() : String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</text:p>
          </table:table-cell>
          <table:table-cell office:value-type="string" calcext:value-type="string">
            <text:p>XML11EntityScanner</text:p>
          </table:table-cell>
          <table:table-cell office:value-type="string" calcext:value-type="string">
            <text:p>scanNCName() : String</text:p>
          </table:table-cell>
          <table:table-cell office:value-type="float" office:value="2" calcext:value-type="float">
            <text:p>2</text:p>
          </table:table-cell>
          <table:table-cell table:formula="of:=CONCATENATE([.C24];&quot;.&quot;;[.D24];&quot;::&quot;;[.E24])" office:value-type="string" office:string-value="/org.apache.xerces.impl.XML11EntityScanner::scanNCName() : String" calcext:value-type="string">
            <text:p>/org.apache.xerces.impl.XML11EntityScanner::scanNCName() : String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</text:p>
          </table:table-cell>
          <table:table-cell office:value-type="string" calcext:value-type="string">
            <text:p>XML11EntityScanner</text:p>
          </table:table-cell>
          <table:table-cell office:value-type="string" calcext:value-type="string">
            <text:p>scanQName(QName qname) : boolean</text:p>
          </table:table-cell>
          <table:table-cell office:value-type="float" office:value="2" calcext:value-type="float">
            <text:p>2</text:p>
          </table:table-cell>
          <table:table-cell table:formula="of:=CONCATENATE([.C25];&quot;.&quot;;[.D25];&quot;::&quot;;[.E25])" office:value-type="string" office:string-value="/org.apache.xerces.impl.XML11EntityScanner::scanQName(QName qname) : boolean" calcext:value-type="string">
            <text:p>/org.apache.xerces.impl.XML11EntityScanner::scanQName(QName qname) : boolea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</text:p>
          </table:table-cell>
          <table:table-cell office:value-type="string" calcext:value-type="string">
            <text:p>XML11EntityScanner</text:p>
          </table:table-cell>
          <table:table-cell office:value-type="string" calcext:value-type="string">
            <text:p>skipChar(int c) : boolean</text:p>
          </table:table-cell>
          <table:table-cell office:value-type="float" office:value="2" calcext:value-type="float">
            <text:p>2</text:p>
          </table:table-cell>
          <table:table-cell table:formula="of:=CONCATENATE([.C26];&quot;.&quot;;[.D26];&quot;::&quot;;[.E26])" office:value-type="string" office:string-value="/org.apache.xerces.impl.XML11EntityScanner::skipChar(int c) : boolean" calcext:value-type="string">
            <text:p>/org.apache.xerces.impl.XML11EntityScanner::skipChar(int c) : boolea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</text:p>
          </table:table-cell>
          <table:table-cell office:value-type="string" calcext:value-type="string">
            <text:p>XML11EntityScanner</text:p>
          </table:table-cell>
          <table:table-cell office:value-type="string" calcext:value-type="string">
            <text:p>skipString(String s) : boolean</text:p>
          </table:table-cell>
          <table:table-cell office:value-type="float" office:value="2" calcext:value-type="float">
            <text:p>2</text:p>
          </table:table-cell>
          <table:table-cell table:formula="of:=CONCATENATE([.C27];&quot;.&quot;;[.D27];&quot;::&quot;;[.E27])" office:value-type="string" office:string-value="/org.apache.xerces.impl.XML11EntityScanner::skipString(String s) : boolean" calcext:value-type="string">
            <text:p>/org.apache.xerces.impl.XML11EntityScanner::skipString(String s) : boolea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</text:p>
          </table:table-cell>
          <table:table-cell office:value-type="string" calcext:value-type="string">
            <text:p>XMLEntityScanner</text:p>
          </table:table-cell>
          <table:table-cell office:value-type="string" calcext:value-type="string">
            <text:p>scanLiteral(int quote, XMLString content) : int</text:p>
          </table:table-cell>
          <table:table-cell office:value-type="float" office:value="4" calcext:value-type="float">
            <text:p>4</text:p>
          </table:table-cell>
          <table:table-cell table:formula="of:=CONCATENATE([.C28];&quot;.&quot;;[.D28];&quot;::&quot;;[.E28])" office:value-type="string" office:string-value="/org.apache.xerces.impl.XMLEntityScanner::scanLiteral(int quote, XMLString content) : int" calcext:value-type="string">
            <text:p>/org.apache.xerces.impl.XMLEntityScanner::scanLiteral(int quote, XMLString content) : in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</text:p>
          </table:table-cell>
          <table:table-cell office:value-type="string" calcext:value-type="string">
            <text:p>XMLEntityScanner</text:p>
          </table:table-cell>
          <table:table-cell office:value-type="string" calcext:value-type="string">
            <text:p>scanContent(XMLString content) : int</text:p>
          </table:table-cell>
          <table:table-cell office:value-type="float" office:value="3" calcext:value-type="float">
            <text:p>3</text:p>
          </table:table-cell>
          <table:table-cell table:formula="of:=CONCATENATE([.C29];&quot;.&quot;;[.D29];&quot;::&quot;;[.E29])" office:value-type="string" office:string-value="/org.apache.xerces.impl.XMLEntityScanner::scanContent(XMLString content) : int" calcext:value-type="string">
            <text:p>/org.apache.xerces.impl.XMLEntityScanner::scanContent(XMLString content) : in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</text:p>
          </table:table-cell>
          <table:table-cell office:value-type="string" calcext:value-type="string">
            <text:p>XMLEntityScanner</text:p>
          </table:table-cell>
          <table:table-cell office:value-type="string" calcext:value-type="string">
            <text:p>scanData(String delimiter, XMLStringBuffer buffer) : boolean</text:p>
          </table:table-cell>
          <table:table-cell office:value-type="float" office:value="3" calcext:value-type="float">
            <text:p>3</text:p>
          </table:table-cell>
          <table:table-cell table:formula="of:=CONCATENATE([.C30];&quot;.&quot;;[.D30];&quot;::&quot;;[.E30])" office:value-type="string" office:string-value="/org.apache.xerces.impl.XMLEntityScanner::scanData(String delimiter, XMLStringBuffer buffer) : boolean" calcext:value-type="string">
            <text:p>/org.apache.xerces.impl.XMLEntityScanner::scanData(String delimiter, XMLStringBuffer buffer) : boolea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</text:p>
          </table:table-cell>
          <table:table-cell office:value-type="string" calcext:value-type="string">
            <text:p>XMLEntityScanner</text:p>
          </table:table-cell>
          <table:table-cell office:value-type="string" calcext:value-type="string">
            <text:p>skipSpaces() : boolean</text:p>
          </table:table-cell>
          <table:table-cell office:value-type="float" office:value="3" calcext:value-type="float">
            <text:p>3</text:p>
          </table:table-cell>
          <table:table-cell table:formula="of:=CONCATENATE([.C31];&quot;.&quot;;[.D31];&quot;::&quot;;[.E31])" office:value-type="string" office:string-value="/org.apache.xerces.impl.XMLEntityScanner::skipSpaces() : boolean" calcext:value-type="string">
            <text:p>/org.apache.xerces.impl.XMLEntityScanner::skipSpaces() : boolea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</text:p>
          </table:table-cell>
          <table:table-cell office:value-type="string" calcext:value-type="string">
            <text:p>XMLEntityScanner</text:p>
          </table:table-cell>
          <table:table-cell office:value-type="string" calcext:value-type="string">
            <text:p>skipDeclSpaces() : boolean</text:p>
          </table:table-cell>
          <table:table-cell office:value-type="float" office:value="3" calcext:value-type="float">
            <text:p>3</text:p>
          </table:table-cell>
          <table:table-cell table:formula="of:=CONCATENATE([.C32];&quot;.&quot;;[.D32];&quot;::&quot;;[.E32])" office:value-type="string" office:string-value="/org.apache.xerces.impl.XMLEntityScanner::skipDeclSpaces() : boolean" calcext:value-type="string">
            <text:p>/org.apache.xerces.impl.XMLEntityScanner::skipDeclSpaces() : boolea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</text:p>
          </table:table-cell>
          <table:table-cell office:value-type="string" calcext:value-type="string">
            <text:p>XMLEntityScanner</text:p>
          </table:table-cell>
          <table:table-cell office:value-type="string" calcext:value-type="string">
            <text:p>load(int offset, boolean changeEntity) : boolean</text:p>
          </table:table-cell>
          <table:table-cell office:value-type="float" office:value="3" calcext:value-type="float">
            <text:p>3</text:p>
          </table:table-cell>
          <table:table-cell table:formula="of:=CONCATENATE([.C33];&quot;.&quot;;[.D33];&quot;::&quot;;[.E33])" office:value-type="string" office:string-value="/org.apache.xerces.impl.XMLEntityScanner::load(int offset, boolean changeEntity) : boolean" calcext:value-type="string">
            <text:p>/org.apache.xerces.impl.XMLEntityScanner::load(int offset, boolean changeEntity) : boolea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</text:p>
          </table:table-cell>
          <table:table-cell office:value-type="string" calcext:value-type="string">
            <text:p>XMLEntityScanner</text:p>
          </table:table-cell>
          <table:table-cell office:value-type="string" calcext:value-type="string">
            <text:p>scanChar() : int</text:p>
          </table:table-cell>
          <table:table-cell office:value-type="float" office:value="2" calcext:value-type="float">
            <text:p>2</text:p>
          </table:table-cell>
          <table:table-cell table:formula="of:=CONCATENATE([.C34];&quot;.&quot;;[.D34];&quot;::&quot;;[.E34])" office:value-type="string" office:string-value="/org.apache.xerces.impl.XMLEntityScanner::scanChar() : int" calcext:value-type="string">
            <text:p>/org.apache.xerces.impl.XMLEntityScanner::scanChar() : in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</text:p>
          </table:table-cell>
          <table:table-cell office:value-type="string" calcext:value-type="string">
            <text:p>XMLEntityScanner</text:p>
          </table:table-cell>
          <table:table-cell office:value-type="string" calcext:value-type="string">
            <text:p>skipChar(int c) : boolean</text:p>
          </table:table-cell>
          <table:table-cell office:value-type="float" office:value="2" calcext:value-type="float">
            <text:p>2</text:p>
          </table:table-cell>
          <table:table-cell table:formula="of:=CONCATENATE([.C35];&quot;.&quot;;[.D35];&quot;::&quot;;[.E35])" office:value-type="string" office:string-value="/org.apache.xerces.impl.XMLEntityScanner::skipChar(int c) : boolean" calcext:value-type="string">
            <text:p>/org.apache.xerces.impl.XMLEntityScanner::skipChar(int c) : boolea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</text:p>
          </table:table-cell>
          <table:table-cell office:value-type="string" calcext:value-type="string">
            <text:p>XMLEntityScanner</text:p>
          </table:table-cell>
          <table:table-cell office:value-type="string" calcext:value-type="string">
            <text:p>skipString(String s) : boolean</text:p>
          </table:table-cell>
          <table:table-cell office:value-type="float" office:value="2" calcext:value-type="float">
            <text:p>2</text:p>
          </table:table-cell>
          <table:table-cell table:formula="of:=CONCATENATE([.C36];&quot;.&quot;;[.D36];&quot;::&quot;;[.E36])" office:value-type="string" office:string-value="/org.apache.xerces.impl.XMLEntityScanner::skipString(String s) : boolean" calcext:value-type="string">
            <text:p>/org.apache.xerces.impl.XMLEntityScanner::skipString(String s) : boolea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</text:p>
          </table:table-cell>
          <table:table-cell office:value-type="string" calcext:value-type="string">
            <text:p>XMLVersionDetector</text:p>
          </table:table-cell>
          <table:table-cell office:value-type="string" calcext:value-type="string">
            <text:p>fixupCurrentEntity(XMLEntityManager manager, char scannedChars, int length) : void</text:p>
          </table:table-cell>
          <table:table-cell office:value-type="float" office:value="4" calcext:value-type="float">
            <text:p>4</text:p>
          </table:table-cell>
          <table:table-cell table:formula="of:=CONCATENATE([.C37];&quot;.&quot;;[.D37];&quot;::&quot;;[.E37])" office:value-type="string" office:string-value="/org.apache.xerces.impl.XMLVersionDetector::fixupCurrentEntity(XMLEntityManager manager, char scannedChars, int length) : void" calcext:value-type="string">
            <text:p>/org.apache.xerces.impl.XMLVersionDetector::fixupCurrentEntity(XMLEntityManager manager, char scannedChars, int length) : voi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dv.xs</text:p>
          </table:table-cell>
          <table:table-cell office:value-type="string" calcext:value-type="string">
            <text:p>DurationDV</text:p>
          </table:table-cell>
          <table:table-cell office:value-type="string" calcext:value-type="string">
            <text:p>parse(String str, int durationType) : DateTimeData</text:p>
          </table:table-cell>
          <table:table-cell office:value-type="float" office:value="3" calcext:value-type="float">
            <text:p>3</text:p>
          </table:table-cell>
          <table:table-cell table:formula="of:=CONCATENATE([.C38];&quot;.&quot;;[.D38];&quot;::&quot;;[.E38])" office:value-type="string" office:string-value="/org.apache.xerces.impl.dv.xs.DurationDV::parse(String str, int durationType) : DateTimeData" calcext:value-type="string">
            <text:p>/org.apache.xerces.impl.dv.xs.DurationDV::parse(String str, int durationType) : DateTimeData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dv.xs</text:p>
          </table:table-cell>
          <table:table-cell office:value-type="string" calcext:value-type="string">
            <text:p>DurationDV</text:p>
          </table:table-cell>
          <table:table-cell office:value-type="string" calcext:value-type="string">
            <text:p>addDuration(DateTimeData date, DateTimeData addto, DateTimeData duration) : DateTimeData</text:p>
          </table:table-cell>
          <table:table-cell office:value-type="float" office:value="3" calcext:value-type="float">
            <text:p>3</text:p>
          </table:table-cell>
          <table:table-cell table:formula="of:=CONCATENATE([.C39];&quot;.&quot;;[.D39];&quot;::&quot;;[.E39])" office:value-type="string" office:string-value="/org.apache.xerces.impl.dv.xs.DurationDV::addDuration(DateTimeData date, DateTimeData addto, DateTimeData duration) : DateTimeData" calcext:value-type="string">
            <text:p>/org.apache.xerces.impl.dv.xs.DurationDV::addDuration(DateTimeData date, DateTimeData addto, DateTimeData duration) : DateTimeData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dv.xs</text:p>
          </table:table-cell>
          <table:table-cell office:value-type="string" calcext:value-type="string">
            <text:p>DurationDV</text:p>
          </table:table-cell>
          <table:table-cell office:value-type="string" calcext:value-type="string">
            <text:p>dateToString(DateTimeData date) : String</text:p>
          </table:table-cell>
          <table:table-cell office:value-type="float" office:value="3" calcext:value-type="float">
            <text:p>3</text:p>
          </table:table-cell>
          <table:table-cell table:formula="of:=CONCATENATE([.C40];&quot;.&quot;;[.D40];&quot;::&quot;;[.E40])" office:value-type="string" office:string-value="/org.apache.xerces.impl.dv.xs.DurationDV::dateToString(DateTimeData date) : String" calcext:value-type="string">
            <text:p>/org.apache.xerces.impl.dv.xs.DurationDV::dateToString(DateTimeData date) : String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dv.xs</text:p>
          </table:table-cell>
          <table:table-cell office:value-type="string" calcext:value-type="string">
            <text:p>DurationDV</text:p>
          </table:table-cell>
          <table:table-cell office:value-type="string" calcext:value-type="string">
            <text:p>getDuration(DateTimeData date) : Duration</text:p>
          </table:table-cell>
          <table:table-cell office:value-type="float" office:value="3" calcext:value-type="float">
            <text:p>3</text:p>
          </table:table-cell>
          <table:table-cell table:formula="of:=CONCATENATE([.C41];&quot;.&quot;;[.D41];&quot;::&quot;;[.E41])" office:value-type="string" office:string-value="/org.apache.xerces.impl.dv.xs.DurationDV::getDuration(DateTimeData date) : Duration" calcext:value-type="string">
            <text:p>/org.apache.xerces.impl.dv.xs.DurationDV::getDuration(DateTimeData date) : Durati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dv.xs</text:p>
          </table:table-cell>
          <table:table-cell office:value-type="string" calcext:value-type="string">
            <text:p>DateTimeDV</text:p>
          </table:table-cell>
          <table:table-cell office:value-type="string" calcext:value-type="string">
            <text:p>getXMLGregorianCalendar(DateTimeData date) : XMLGregorianCalendar</text:p>
          </table:table-cell>
          <table:table-cell office:value-type="float" office:value="4" calcext:value-type="float">
            <text:p>4</text:p>
          </table:table-cell>
          <table:table-cell table:formula="of:=CONCATENATE([.C42];&quot;.&quot;;[.D42];&quot;::&quot;;[.E42])" office:value-type="string" office:string-value="/org.apache.xerces.impl.dv.xs.DateTimeDV::getXMLGregorianCalendar(DateTimeData date) : XMLGregorianCalendar" calcext:value-type="string">
            <text:p>/org.apache.xerces.impl.dv.xs.DateTimeDV::getXMLGregorianCalendar(DateTimeData date) : XMLGregorianCalenda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dv.xs</text:p>
          </table:table-cell>
          <table:table-cell office:value-type="string" calcext:value-type="string">
            <text:p>TimeDV</text:p>
          </table:table-cell>
          <table:table-cell office:value-type="string" calcext:value-type="string">
            <text:p>parse(String str) : DateTimeData</text:p>
          </table:table-cell>
          <table:table-cell office:value-type="float" office:value="2" calcext:value-type="float">
            <text:p>2</text:p>
          </table:table-cell>
          <table:table-cell table:formula="of:=CONCATENATE([.C43];&quot;.&quot;;[.D43];&quot;::&quot;;[.E43])" office:value-type="string" office:string-value="/org.apache.xerces.impl.dv.xs.TimeDV::parse(String str) : DateTimeData" calcext:value-type="string">
            <text:p>/org.apache.xerces.impl.dv.xs.TimeDV::parse(String str) : DateTimeData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dv.xs</text:p>
          </table:table-cell>
          <table:table-cell office:value-type="string" calcext:value-type="string">
            <text:p>TimeDV</text:p>
          </table:table-cell>
          <table:table-cell office:value-type="string" calcext:value-type="string">
            <text:p>getXMLGregorianCalendar(DateTimeData date) : XMLGregorianCalendar</text:p>
          </table:table-cell>
          <table:table-cell office:value-type="float" office:value="2" calcext:value-type="float">
            <text:p>2</text:p>
          </table:table-cell>
          <table:table-cell table:formula="of:=CONCATENATE([.C44];&quot;.&quot;;[.D44];&quot;::&quot;;[.E44])" office:value-type="string" office:string-value="/org.apache.xerces.impl.dv.xs.TimeDV::getXMLGregorianCalendar(DateTimeData date) : XMLGregorianCalendar" calcext:value-type="string">
            <text:p>/org.apache.xerces.impl.dv.xs.TimeDV::getXMLGregorianCalendar(DateTimeData date) : XMLGregorianCalenda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dv.xs</text:p>
          </table:table-cell>
          <table:table-cell office:value-type="string" calcext:value-type="string">
            <text:p>YearDV</text:p>
          </table:table-cell>
          <table:table-cell office:value-type="string" calcext:value-type="string">
            <text:p>parse(String str) : DateTimeData</text:p>
          </table:table-cell>
          <table:table-cell office:value-type="float" office:value="2" calcext:value-type="float">
            <text:p>2</text:p>
          </table:table-cell>
          <table:table-cell table:formula="of:=CONCATENATE([.C45];&quot;.&quot;;[.D45];&quot;::&quot;;[.E45])" office:value-type="string" office:string-value="/org.apache.xerces.impl.dv.xs.YearDV::parse(String str) : DateTimeData" calcext:value-type="string">
            <text:p>/org.apache.xerces.impl.dv.xs.YearDV::parse(String str) : DateTimeData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dv.xs</text:p>
          </table:table-cell>
          <table:table-cell office:value-type="string" calcext:value-type="string">
            <text:p>DayDV</text:p>
          </table:table-cell>
          <table:table-cell office:value-type="string" calcext:value-type="string">
            <text:p>parse(String str) : DateTimeData</text:p>
          </table:table-cell>
          <table:table-cell office:value-type="float" office:value="2" calcext:value-type="float">
            <text:p>2</text:p>
          </table:table-cell>
          <table:table-cell table:formula="of:=CONCATENATE([.C46];&quot;.&quot;;[.D46];&quot;::&quot;;[.E46])" office:value-type="string" office:string-value="/org.apache.xerces.impl.dv.xs.DayDV::parse(String str) : DateTimeData" calcext:value-type="string">
            <text:p>/org.apache.xerces.impl.dv.xs.DayDV::parse(String str) : DateTimeData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dv.xs</text:p>
          </table:table-cell>
          <table:table-cell office:value-type="string" calcext:value-type="string">
            <text:p>MonthDayDV</text:p>
          </table:table-cell>
          <table:table-cell office:value-type="string" calcext:value-type="string">
            <text:p>parse(String str) : DateTimeData</text:p>
          </table:table-cell>
          <table:table-cell office:value-type="float" office:value="2" calcext:value-type="float">
            <text:p>2</text:p>
          </table:table-cell>
          <table:table-cell table:formula="of:=CONCATENATE([.C47];&quot;.&quot;;[.D47];&quot;::&quot;;[.E47])" office:value-type="string" office:string-value="/org.apache.xerces.impl.dv.xs.MonthDayDV::parse(String str) : DateTimeData" calcext:value-type="string">
            <text:p>/org.apache.xerces.impl.dv.xs.MonthDayDV::parse(String str) : DateTimeData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dv.xs</text:p>
          </table:table-cell>
          <table:table-cell office:value-type="string" calcext:value-type="string">
            <text:p>BaseSchemaDVFactory</text:p>
          </table:table-cell>
          <table:table-cell office:value-type="string" calcext:value-type="string">
            <text:p>createBuiltInTypes(SymbolHash builtInTypes, XSSimpleTypeDecl baseAtomicType) : void</text:p>
          </table:table-cell>
          <table:table-cell office:value-type="float" office:value="2" calcext:value-type="float">
            <text:p>2</text:p>
          </table:table-cell>
          <table:table-cell table:formula="of:=CONCATENATE([.C48];&quot;.&quot;;[.D48];&quot;::&quot;;[.E48])" office:value-type="string" office:string-value="/org.apache.xerces.impl.dv.xs.BaseSchemaDVFactory::createBuiltInTypes(SymbolHash builtInTypes, XSSimpleTypeDecl baseAtomicType) : void" calcext:value-type="string">
            <text:p>/org.apache.xerces.impl.dv.xs.BaseSchemaDVFactory::createBuiltInTypes(SymbolHash builtInTypes, XSSimpleTypeDecl baseAtomicType) : voi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dv.xs</text:p>
          </table:table-cell>
          <table:table-cell office:value-type="string" calcext:value-type="string">
            <text:p>DateDV</text:p>
          </table:table-cell>
          <table:table-cell office:value-type="string" calcext:value-type="string">
            <text:p>getXMLGregorianCalendar(DateTimeData date) : XMLGregorianCalendar</text:p>
          </table:table-cell>
          <table:table-cell office:value-type="float" office:value="2" calcext:value-type="float">
            <text:p>2</text:p>
          </table:table-cell>
          <table:table-cell table:formula="of:=CONCATENATE([.C49];&quot;.&quot;;[.D49];&quot;::&quot;;[.E49])" office:value-type="string" office:string-value="/org.apache.xerces.impl.dv.xs.DateDV::getXMLGregorianCalendar(DateTimeData date) : XMLGregorianCalendar" calcext:value-type="string">
            <text:p>/org.apache.xerces.impl.dv.xs.DateDV::getXMLGregorianCalendar(DateTimeData date) : XMLGregorianCalenda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dv.xs</text:p>
          </table:table-cell>
          <table:table-cell office:value-type="string" calcext:value-type="string">
            <text:p>MonthDV</text:p>
          </table:table-cell>
          <table:table-cell office:value-type="string" calcext:value-type="string">
            <text:p>parse(String str) : DateTimeData</text:p>
          </table:table-cell>
          <table:table-cell office:value-type="float" office:value="2" calcext:value-type="float">
            <text:p>2</text:p>
          </table:table-cell>
          <table:table-cell table:formula="of:=CONCATENATE([.C50];&quot;.&quot;;[.D50];&quot;::&quot;;[.E50])" office:value-type="string" office:string-value="/org.apache.xerces.impl.dv.xs.MonthDV::parse(String str) : DateTimeData" calcext:value-type="string">
            <text:p>/org.apache.xerces.impl.dv.xs.MonthDV::parse(String str) : DateTimeData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xs</text:p>
          </table:table-cell>
          <table:table-cell office:value-type="string" calcext:value-type="string">
            <text:p>XSConstraints</text:p>
          </table:table-cell>
          <table:table-cell office:value-type="string" calcext:value-type="string">
            <text:p>gatherChildren(int parentType, XSParticleDecl p, Vector children) : void</text:p>
          </table:table-cell>
          <table:table-cell office:value-type="float" office:value="3" calcext:value-type="float">
            <text:p>3</text:p>
          </table:table-cell>
          <table:table-cell table:formula="of:=CONCATENATE([.C51];&quot;.&quot;;[.D51];&quot;::&quot;;[.E51])" office:value-type="string" office:string-value="/org.apache.xerces.impl.xs.XSConstraints::gatherChildren(int parentType, XSParticleDecl p, Vector children) : void" calcext:value-type="string">
            <text:p>/org.apache.xerces.impl.xs.XSConstraints::gatherChildren(int parentType, XSParticleDecl p, Vector children) : voi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xs</text:p>
          </table:table-cell>
          <table:table-cell office:value-type="string" calcext:value-type="string">
            <text:p>XSConstraints</text:p>
          </table:table-cell>
          <table:table-cell office:value-type="string" calcext:value-type="string">
            <text:p>getNonUnaryGroup(XSParticleDecl p) : XSParticleDecl</text:p>
          </table:table-cell>
          <table:table-cell office:value-type="float" office:value="2" calcext:value-type="float">
            <text:p>2</text:p>
          </table:table-cell>
          <table:table-cell table:formula="of:=CONCATENATE([.C52];&quot;.&quot;;[.D52];&quot;::&quot;;[.E52])" office:value-type="string" office:string-value="/org.apache.xerces.impl.xs.XSConstraints::getNonUnaryGroup(XSParticleDecl p) : XSParticleDecl" calcext:value-type="string">
            <text:p>/org.apache.xerces.impl.xs.XSConstraints::getNonUnaryGroup(XSParticleDecl p) : XSParticleDec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xs</text:p>
          </table:table-cell>
          <table:table-cell office:value-type="string" calcext:value-type="string">
            <text:p>Schema4Annotations</text:p>
          </table:table-cell>
          <table:table-cell office:value-type="string" calcext:value-type="string">
            <text:p>createAnyLaxWildcardParticle() : XSParticleDecl</text:p>
          </table:table-cell>
          <table:table-cell office:value-type="float" office:value="3" calcext:value-type="float">
            <text:p>3</text:p>
          </table:table-cell>
          <table:table-cell table:formula="of:=CONCATENATE([.C53];&quot;.&quot;;[.D53];&quot;::&quot;;[.E53])" office:value-type="string" office:string-value="/org.apache.xerces.impl.xs.Schema4Annotations::createAnyLaxWildcardParticle() : XSParticleDecl" calcext:value-type="string">
            <text:p>/org.apache.xerces.impl.xs.Schema4Annotations::createAnyLaxWildcardParticle() : XSParticleDec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xpath.regex</text:p>
          </table:table-cell>
          <table:table-cell office:value-type="string" calcext:value-type="string">
            <text:p>RangeToken</text:p>
          </table:table-cell>
          <table:table-cell office:value-type="string" calcext:value-type="string">
            <text:p>toString(int options) : String</text:p>
          </table:table-cell>
          <table:table-cell office:value-type="float" office:value="3" calcext:value-type="float">
            <text:p>3</text:p>
          </table:table-cell>
          <table:table-cell table:formula="of:=CONCATENATE([.C54];&quot;.&quot;;[.D54];&quot;::&quot;;[.E54])" office:value-type="string" office:string-value="/org.apache.xerces.impl.xpath.regex.RangeToken::toString(int options) : String" calcext:value-type="string">
            <text:p>/org.apache.xerces.impl.xpath.regex.RangeToken::toString(int options) : String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xpath.regex</text:p>
          </table:table-cell>
          <table:table-cell office:value-type="string" calcext:value-type="string">
            <text:p>RegexParser</text:p>
          </table:table-cell>
          <table:table-cell office:value-type="string" calcext:value-type="string">
            <text:p>getTokenForShorthand(int ch) : Token</text:p>
          </table:table-cell>
          <table:table-cell office:value-type="float" office:value="3" calcext:value-type="float">
            <text:p>3</text:p>
          </table:table-cell>
          <table:table-cell table:formula="of:=CONCATENATE([.C55];&quot;.&quot;;[.D55];&quot;::&quot;;[.E55])" office:value-type="string" office:string-value="/org.apache.xerces.impl.xpath.regex.RegexParser::getTokenForShorthand(int ch) : Token" calcext:value-type="string">
            <text:p>/org.apache.xerces.impl.xpath.regex.RegexParser::getTokenForShorthand(int ch) : Toke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xs.models</text:p>
          </table:table-cell>
          <table:table-cell office:value-type="string" calcext:value-type="string">
            <text:p>CMBuilder</text:p>
          </table:table-cell>
          <table:table-cell office:value-type="string" calcext:value-type="string">
            <text:p>buildCompactSyntaxTree(XSParticleDecl particle) : CMNode</text:p>
          </table:table-cell>
          <table:table-cell office:value-type="float" office:value="3" calcext:value-type="float">
            <text:p>3</text:p>
          </table:table-cell>
          <table:table-cell table:formula="of:=CONCATENATE([.C56];&quot;.&quot;;[.D56];&quot;::&quot;;[.E56])" office:value-type="string" office:string-value="/org.apache.xerces.impl.xs.models.CMBuilder::buildCompactSyntaxTree(XSParticleDecl particle) : CMNode" calcext:value-type="string">
            <text:p>/org.apache.xerces.impl.xs.models.CMBuilder::buildCompactSyntaxTree(XSParticleDecl particle) : CMNod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xs.models</text:p>
          </table:table-cell>
          <table:table-cell office:value-type="string" calcext:value-type="string">
            <text:p>CMBuilder</text:p>
          </table:table-cell>
          <table:table-cell office:value-type="string" calcext:value-type="string">
            <text:p>useRepeatingLeafNodes(XSParticleDecl particle) : boolean</text:p>
          </table:table-cell>
          <table:table-cell office:value-type="float" office:value="2" calcext:value-type="float">
            <text:p>2</text:p>
          </table:table-cell>
          <table:table-cell table:formula="of:=CONCATENATE([.C57];&quot;.&quot;;[.D57];&quot;::&quot;;[.E57])" office:value-type="string" office:string-value="/org.apache.xerces.impl.xs.models.CMBuilder::useRepeatingLeafNodes(XSParticleDecl particle) : boolean" calcext:value-type="string">
            <text:p>/org.apache.xerces.impl.xs.models.CMBuilder::useRepeatingLeafNodes(XSParticleDecl particle) : boolea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xs.opti</text:p>
          </table:table-cell>
          <table:table-cell office:value-type="string" calcext:value-type="string">
            <text:p>SchemaDOM</text:p>
          </table:table-cell>
          <table:table-cell office:value-type="string" calcext:value-type="string">
            <text:p>processElement(QName element, XMLAttributes attributes, ElementImpl node) : void</text:p>
          </table:table-cell>
          <table:table-cell office:value-type="float" office:value="4" calcext:value-type="float">
            <text:p>4</text:p>
          </table:table-cell>
          <table:table-cell table:formula="of:=CONCATENATE([.C58];&quot;.&quot;;[.D58];&quot;::&quot;;[.E58])" office:value-type="string" office:string-value="/org.apache.xerces.impl.xs.opti.SchemaDOM::processElement(QName element, XMLAttributes attributes, ElementImpl node) : void" calcext:value-type="string">
            <text:p>/org.apache.xerces.impl.xs.opti.SchemaDOM::processElement(QName element, XMLAttributes attributes, ElementImpl node) : voi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dtd</text:p>
          </table:table-cell>
          <table:table-cell office:value-type="string" calcext:value-type="string">
            <text:p>DTDGrammar</text:p>
          </table:table-cell>
          <table:table-cell office:value-type="string" calcext:value-type="string">
            <text:p>getElementDecl(int elementDeclIndex, XMLElementDecl elementDecl) : boolean</text:p>
          </table:table-cell>
          <table:table-cell office:value-type="float" office:value="3" calcext:value-type="float">
            <text:p>3</text:p>
          </table:table-cell>
          <table:table-cell table:formula="of:=CONCATENATE([.C59];&quot;.&quot;;[.D59];&quot;::&quot;;[.E59])" office:value-type="string" office:string-value="/org.apache.xerces.impl.dtd.DTDGrammar::getElementDecl(int elementDeclIndex, XMLElementDecl elementDecl) : boolean" calcext:value-type="string">
            <text:p>/org.apache.xerces.impl.dtd.DTDGrammar::getElementDecl(int elementDeclIndex, XMLElementDecl elementDecl) : boolea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impl.xs.traversers</text:p>
          </table:table-cell>
          <table:table-cell office:value-type="string" calcext:value-type="string">
            <text:p>XSDComplexTypeTraverser</text:p>
          </table:table-cell>
          <table:table-cell office:value-type="string" calcext:value-type="string">
            <text:p>getErrorContent() : XSParticleDecl</text:p>
          </table:table-cell>
          <table:table-cell office:value-type="float" office:value="3" calcext:value-type="float">
            <text:p>3</text:p>
          </table:table-cell>
          <table:table-cell table:formula="of:=CONCATENATE([.C60];&quot;.&quot;;[.D60];&quot;::&quot;;[.E60])" office:value-type="string" office:string-value="/org.apache.xerces.impl.xs.traversers.XSDComplexTypeTraverser::getErrorContent() : XSParticleDecl" calcext:value-type="string">
            <text:p>/org.apache.xerces.impl.xs.traversers.XSDComplexTypeTraverser::getErrorContent() : XSParticleDec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parsers</text:p>
          </table:table-cell>
          <table:table-cell office:value-type="string" calcext:value-type="string">
            <text:p>AbstractSAXParser</text:p>
          </table:table-cell>
          <table:table-cell office:value-type="string" calcext:value-type="string">
            <text:p>parse(InputSource inputSource) : void</text:p>
          </table:table-cell>
          <table:table-cell office:value-type="float" office:value="3" calcext:value-type="float">
            <text:p>3</text:p>
          </table:table-cell>
          <table:table-cell table:formula="of:=CONCATENATE([.C61];&quot;.&quot;;[.D61];&quot;::&quot;;[.E61])" office:value-type="string" office:string-value="/org.apache.xerces.parsers.AbstractSAXParser::parse(InputSource inputSource) : void" calcext:value-type="string">
            <text:p>/org.apache.xerces.parsers.AbstractSAXParser::parse(InputSource inputSource) : voi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parsers</text:p>
          </table:table-cell>
          <table:table-cell office:value-type="string" calcext:value-type="string">
            <text:p>DOMParser</text:p>
          </table:table-cell>
          <table:table-cell office:value-type="string" calcext:value-type="string">
            <text:p>parse(InputSource inputSource) : void</text:p>
          </table:table-cell>
          <table:table-cell office:value-type="float" office:value="3" calcext:value-type="float">
            <text:p>3</text:p>
          </table:table-cell>
          <table:table-cell table:formula="of:=CONCATENATE([.C62];&quot;.&quot;;[.D62];&quot;::&quot;;[.E62])" office:value-type="string" office:string-value="/org.apache.xerces.parsers.DOMParser::parse(InputSource inputSource) : void" calcext:value-type="string">
            <text:p>/org.apache.xerces.parsers.DOMParser::parse(InputSource inputSource) : voi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/org.apache.xerces.jaxp</text:p>
          </table:table-cell>
          <table:table-cell office:value-type="string" calcext:value-type="string">
            <text:p>JAXPValidatorComponent$2</text:p>
          </table:table-cell>
          <table:table-cell office:value-type="string" calcext:value-type="string">
            <text:p>resolveResource(String type, String ns, String publicId, String systemId, String baseUri) : LSInput</text:p>
          </table:table-cell>
          <table:table-cell office:value-type="float" office:value="3" calcext:value-type="float">
            <text:p>3</text:p>
          </table:table-cell>
          <table:table-cell table:formula="of:=CONCATENATE([.C63];&quot;.&quot;;[.D63];&quot;::&quot;;[.E63])" office:value-type="string" office:string-value="/org.apache.xerces.jaxp.JAXPValidatorComponent$2::resolveResource(String type, String ns, String publicId, String systemId, String baseUri) : LSInput" calcext:value-type="string">
            <text:p>/org.apache.xerces.jaxp.JAXPValidatorComponent$2::resolveResource(String type, String ns, String publicId, String systemId, String baseUri) : LSInput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org.apache.xml.serialize.BaseMarkupSerializer</text:p>
          </table:table-cell>
          <table:table-cell office:value-type="string" calcext:value-type="string">
            <text:p><text:s/>- Linha: </text:p>
          </table:table-cell>
          <table:table-cell office:value-type="float" office:value="1257" calcext:value-type="float">
            <text:p>1257</text:p>
          </table:table-cell>
          <table:table-cell table:formula="of:=CONCATENATE([.A1];[.B1];[.C1])" office:value-type="string" office:string-value="org.apache.xml.serialize.BaseMarkupSerializer - Linha: 1257" calcext:value-type="string">
            <text:p>org.apache.xml.serialize.BaseMarkupSerializer - Linha: 1257</text:p>
          </table:table-cell>
        </table:table-row>
        <table:table-row table:style-name="ro2">
          <table:table-cell office:value-type="string" calcext:value-type="string">
            <text:p>org.apache.xerces.impl.dv.xs.MonthDayDV</text:p>
          </table:table-cell>
          <table:table-cell office:value-type="string" calcext:value-type="string">
            <text:p><text:s/>- Linha: </text:p>
          </table:table-cell>
          <table:table-cell office:value-type="float" office:value="85" calcext:value-type="float">
            <text:p>85</text:p>
          </table:table-cell>
          <table:table-cell table:formula="of:=CONCATENATE([.A2];[.B2];[.C2])" office:value-type="string" office:string-value="org.apache.xerces.impl.dv.xs.MonthDayDV - Linha: 85" calcext:value-type="string">
            <text:p>org.apache.xerces.impl.dv.xs.MonthDayDV - Linha: 85</text:p>
          </table:table-cell>
        </table:table-row>
        <table:table-row table:style-name="ro2">
          <table:table-cell office:value-type="string" calcext:value-type="string">
            <text:p>org.apache.xml.serialize.HTMLSerializer</text:p>
          </table:table-cell>
          <table:table-cell office:value-type="string" calcext:value-type="string">
            <text:p><text:s/>- Linha: </text:p>
          </table:table-cell>
          <table:table-cell office:value-type="float" office:value="373" calcext:value-type="float">
            <text:p>373</text:p>
          </table:table-cell>
          <table:table-cell table:formula="of:=CONCATENATE([.A3];[.B3];[.C3])" office:value-type="string" office:string-value="org.apache.xml.serialize.HTMLSerializer - Linha: 373" calcext:value-type="string">
            <text:p>org.apache.xml.serialize.HTMLSerializer - Linha: 373</text:p>
          </table:table-cell>
        </table:table-row>
        <table:table-row table:style-name="ro2">
          <table:table-cell office:value-type="string" calcext:value-type="string">
            <text:p>org.apache.xerces.impl.XML11EntityScanner</text:p>
          </table:table-cell>
          <table:table-cell office:value-type="string" calcext:value-type="string">
            <text:p><text:s/>- Linha: </text:p>
          </table:table-cell>
          <table:table-cell office:value-type="float" office:value="64" calcext:value-type="float">
            <text:p>64</text:p>
          </table:table-cell>
          <table:table-cell table:formula="of:=CONCATENATE([.A4];[.B4];[.C4])" office:value-type="string" office:string-value="org.apache.xerces.impl.XML11EntityScanner - Linha: 64" calcext:value-type="string">
            <text:p>org.apache.xerces.impl.XML11EntityScanner - Linha: 64</text:p>
          </table:table-cell>
        </table:table-row>
        <table:table-row table:style-name="ro2">
          <table:table-cell office:value-type="string" calcext:value-type="string">
            <text:p>org.apache.xml.serialize.XMLSerializer</text:p>
          </table:table-cell>
          <table:table-cell office:value-type="string" calcext:value-type="string">
            <text:p><text:s/>- Linha: </text:p>
          </table:table-cell>
          <table:table-cell office:value-type="float" office:value="61" calcext:value-type="float">
            <text:p>61</text:p>
          </table:table-cell>
          <table:table-cell table:formula="of:=CONCATENATE([.A5];[.B5];[.C5])" office:value-type="string" office:string-value="org.apache.xml.serialize.XMLSerializer - Linha: 61" calcext:value-type="string">
            <text:p>org.apache.xml.serialize.XMLSerializer - Linha: 61</text:p>
          </table:table-cell>
        </table:table-row>
        <table:table-row table:style-name="ro2">
          <table:table-cell office:value-type="string" calcext:value-type="string">
            <text:p>org.apache.xml.serialize.HTMLSerializer</text:p>
          </table:table-cell>
          <table:table-cell office:value-type="string" calcext:value-type="string">
            <text:p><text:s/>- Linha: </text:p>
          </table:table-cell>
          <table:table-cell office:value-type="float" office:value="107" calcext:value-type="float">
            <text:p>107</text:p>
          </table:table-cell>
          <table:table-cell table:formula="of:=CONCATENATE([.A6];[.B6];[.C6])" office:value-type="string" office:string-value="org.apache.xml.serialize.HTMLSerializer - Linha: 107" calcext:value-type="string">
            <text:p>org.apache.xml.serialize.HTMLSerializer - Linha: 107</text:p>
          </table:table-cell>
        </table:table-row>
        <table:table-row table:style-name="ro2">
          <table:table-cell office:value-type="string" calcext:value-type="string">
            <text:p>org.apache.xerces.impl.XML11EntityScanner</text:p>
          </table:table-cell>
          <table:table-cell office:value-type="string" calcext:value-type="string">
            <text:p><text:s/>- Linha: </text:p>
          </table:table-cell>
          <table:table-cell office:value-type="float" office:value="64" calcext:value-type="float">
            <text:p>64</text:p>
          </table:table-cell>
          <table:table-cell table:formula="of:=CONCATENATE([.A7];[.B7];[.C7])" office:value-type="string" office:string-value="org.apache.xerces.impl.XML11EntityScanner - Linha: 64" calcext:value-type="string">
            <text:p>org.apache.xerces.impl.XML11EntityScanner - Linha: 64</text:p>
          </table:table-cell>
        </table:table-row>
        <table:table-row table:style-name="ro2">
          <table:table-cell office:value-type="string" calcext:value-type="string">
            <text:p>org.apache.xerces.impl.dv.xs.TimeDV</text:p>
          </table:table-cell>
          <table:table-cell office:value-type="string" calcext:value-type="string">
            <text:p><text:s/>- Linha: </text:p>
          </table:table-cell>
          <table:table-cell office:value-type="float" office:value="1064" calcext:value-type="float">
            <text:p>1064</text:p>
          </table:table-cell>
          <table:table-cell table:formula="of:=CONCATENATE([.A8];[.B8];[.C8])" office:value-type="string" office:string-value="org.apache.xerces.impl.dv.xs.TimeDV - Linha: 1064" calcext:value-type="string">
            <text:p>org.apache.xerces.impl.dv.xs.TimeDV - Linha: 1064</text:p>
          </table:table-cell>
        </table:table-row>
        <table:table-row table:style-name="ro2">
          <table:table-cell office:value-type="string" calcext:value-type="string">
            <text:p>org.apache.xerces.impl.xs.XSConstraints</text:p>
          </table:table-cell>
          <table:table-cell office:value-type="string" calcext:value-type="string">
            <text:p><text:s/>- Linha: </text:p>
          </table:table-cell>
          <table:table-cell office:value-type="float" office:value="251" calcext:value-type="float">
            <text:p>251</text:p>
          </table:table-cell>
          <table:table-cell table:formula="of:=CONCATENATE([.A9];[.B9];[.C9])" office:value-type="string" office:string-value="org.apache.xerces.impl.xs.XSConstraints - Linha: 251" calcext:value-type="string">
            <text:p>org.apache.xerces.impl.xs.XSConstraints - Linha: 251</text:p>
          </table:table-cell>
        </table:table-row>
        <table:table-row table:style-name="ro2">
          <table:table-cell office:value-type="string" calcext:value-type="string">
            <text:p>org.apache.xerces.impl.XML11EntityScanner</text:p>
          </table:table-cell>
          <table:table-cell office:value-type="string" calcext:value-type="string">
            <text:p><text:s/>- Linha: </text:p>
          </table:table-cell>
          <table:table-cell office:value-type="float" office:value="140" calcext:value-type="float">
            <text:p>140</text:p>
          </table:table-cell>
          <table:table-cell table:formula="of:=CONCATENATE([.A10];[.B10];[.C10])" office:value-type="string" office:string-value="org.apache.xerces.impl.XML11EntityScanner - Linha: 140" calcext:value-type="string">
            <text:p>org.apache.xerces.impl.XML11EntityScanner - Linha: 140</text:p>
          </table:table-cell>
        </table:table-row>
        <table:table-row table:style-name="ro2">
          <table:table-cell office:value-type="string" calcext:value-type="string">
            <text:p>org.apache.xerces.impl.dv.xs.MonthDV</text:p>
          </table:table-cell>
          <table:table-cell office:value-type="string" calcext:value-type="string">
            <text:p><text:s/>- Linha: </text:p>
          </table:table-cell>
          <table:table-cell office:value-type="float" office:value="1266" calcext:value-type="float">
            <text:p>1266</text:p>
          </table:table-cell>
          <table:table-cell table:formula="of:=CONCATENATE([.A11];[.B11];[.C11])" office:value-type="string" office:string-value="org.apache.xerces.impl.dv.xs.MonthDV - Linha: 1266" calcext:value-type="string">
            <text:p>org.apache.xerces.impl.dv.xs.MonthDV - Linha: 1266</text:p>
          </table:table-cell>
        </table:table-row>
        <table:table-row table:style-name="ro2">
          <table:table-cell office:value-type="string" calcext:value-type="string">
            <text:p>org.apache.xerces.impl.dv.xs.DurationDV</text:p>
          </table:table-cell>
          <table:table-cell office:value-type="string" calcext:value-type="string">
            <text:p><text:s/>- Linha: </text:p>
          </table:table-cell>
          <table:table-cell office:value-type="float" office:value="980" calcext:value-type="float">
            <text:p>980</text:p>
          </table:table-cell>
          <table:table-cell table:formula="of:=CONCATENATE([.A12];[.B12];[.C12])" office:value-type="string" office:string-value="org.apache.xerces.impl.dv.xs.DurationDV - Linha: 980" calcext:value-type="string">
            <text:p>org.apache.xerces.impl.dv.xs.DurationDV - Linha: 980</text:p>
          </table:table-cell>
        </table:table-row>
        <table:table-row table:style-name="ro2">
          <table:table-cell office:value-type="string" calcext:value-type="string">
            <text:p>org.apache.xml.serialize.DOMSerializerImpl</text:p>
          </table:table-cell>
          <table:table-cell office:value-type="string" calcext:value-type="string">
            <text:p><text:s/>- Linha: </text:p>
          </table:table-cell>
          <table:table-cell office:value-type="float" office:value="332" calcext:value-type="float">
            <text:p>332</text:p>
          </table:table-cell>
          <table:table-cell table:formula="of:=CONCATENATE([.A13];[.B13];[.C13])" office:value-type="string" office:string-value="org.apache.xml.serialize.DOMSerializerImpl - Linha: 332" calcext:value-type="string">
            <text:p>org.apache.xml.serialize.DOMSerializerImpl - Linha: 332</text:p>
          </table:table-cell>
        </table:table-row>
        <table:table-row table:style-name="ro2">
          <table:table-cell office:value-type="string" calcext:value-type="string">
            <text:p>org.apache.xerces.impl.dv.xs.DateDV</text:p>
          </table:table-cell>
          <table:table-cell office:value-type="string" calcext:value-type="string">
            <text:p><text:s/>- Linha: </text:p>
          </table:table-cell>
          <table:table-cell office:value-type="float" office:value="425" calcext:value-type="float">
            <text:p>425</text:p>
          </table:table-cell>
          <table:table-cell table:formula="of:=CONCATENATE([.A14];[.B14];[.C14])" office:value-type="string" office:string-value="org.apache.xerces.impl.dv.xs.DateDV - Linha: 425" calcext:value-type="string">
            <text:p>org.apache.xerces.impl.dv.xs.DateDV - Linha: 425</text:p>
          </table:table-cell>
        </table:table-row>
        <table:table-row table:style-name="ro2">
          <table:table-cell office:value-type="string" calcext:value-type="string">
            <text:p>org.apache.xerces.impl.dv.xs.TimeDV</text:p>
          </table:table-cell>
          <table:table-cell office:value-type="string" calcext:value-type="string">
            <text:p><text:s/>- Linha: </text:p>
          </table:table-cell>
          <table:table-cell office:value-type="float" office:value="999" calcext:value-type="float">
            <text:p>999</text:p>
          </table:table-cell>
          <table:table-cell table:formula="of:=CONCATENATE([.A15];[.B15];[.C15])" office:value-type="string" office:string-value="org.apache.xerces.impl.dv.xs.TimeDV - Linha: 999" calcext:value-type="string">
            <text:p>org.apache.xerces.impl.dv.xs.TimeDV - Linha: 999</text:p>
          </table:table-cell>
        </table:table-row>
        <table:table-row table:style-name="ro2">
          <table:table-cell office:value-type="string" calcext:value-type="string">
            <text:p>org.apache.xml.serialize.XMLSerializer</text:p>
          </table:table-cell>
          <table:table-cell office:value-type="string" calcext:value-type="string">
            <text:p><text:s/>- Linha: </text:p>
          </table:table-cell>
          <table:table-cell office:value-type="float" office:value="623" calcext:value-type="float">
            <text:p>623</text:p>
          </table:table-cell>
          <table:table-cell table:formula="of:=CONCATENATE([.A16];[.B16];[.C16])" office:value-type="string" office:string-value="org.apache.xml.serialize.XMLSerializer - Linha: 623" calcext:value-type="string">
            <text:p>org.apache.xml.serialize.XMLSerializer - Linha: 623</text:p>
          </table:table-cell>
        </table:table-row>
        <table:table-row table:style-name="ro2">
          <table:table-cell office:value-type="string" calcext:value-type="string">
            <text:p>org.apache.xerces.impl.xs.models.CMBuilder</text:p>
          </table:table-cell>
          <table:table-cell office:value-type="string" calcext:value-type="string">
            <text:p><text:s/>- Linha: </text:p>
          </table:table-cell>
          <table:table-cell office:value-type="float" office:value="696" calcext:value-type="float">
            <text:p>696</text:p>
          </table:table-cell>
          <table:table-cell table:formula="of:=CONCATENATE([.A17];[.B17];[.C17])" office:value-type="string" office:string-value="org.apache.xerces.impl.xs.models.CMBuilder - Linha: 696" calcext:value-type="string">
            <text:p>org.apache.xerces.impl.xs.models.CMBuilder - Linha: 696</text:p>
          </table:table-cell>
        </table:table-row>
        <table:table-row table:style-name="ro2">
          <table:table-cell office:value-type="string" calcext:value-type="string">
            <text:p>org.apache.xerces.impl.XMLEntityScanner</text:p>
          </table:table-cell>
          <table:table-cell office:value-type="string" calcext:value-type="string">
            <text:p><text:s/>- Linha: </text:p>
          </table:table-cell>
          <table:table-cell office:value-type="float" office:value="193" calcext:value-type="float">
            <text:p>193</text:p>
          </table:table-cell>
          <table:table-cell table:formula="of:=CONCATENATE([.A18];[.B18];[.C18])" office:value-type="string" office:string-value="org.apache.xerces.impl.XMLEntityScanner - Linha: 193" calcext:value-type="string">
            <text:p>org.apache.xerces.impl.XMLEntityScanner - Linha: 193</text:p>
          </table:table-cell>
        </table:table-row>
        <table:table-row table:style-name="ro2">
          <table:table-cell office:value-type="string" calcext:value-type="string">
            <text:p>org.apache.xerces.impl.xs.models.CMBuilder</text:p>
          </table:table-cell>
          <table:table-cell office:value-type="string" calcext:value-type="string">
            <text:p><text:s/>- Linha: </text:p>
          </table:table-cell>
          <table:table-cell office:value-type="float" office:value="636" calcext:value-type="float">
            <text:p>636</text:p>
          </table:table-cell>
          <table:table-cell table:formula="of:=CONCATENATE([.A19];[.B19];[.C19])" office:value-type="string" office:string-value="org.apache.xerces.impl.xs.models.CMBuilder - Linha: 636" calcext:value-type="string">
            <text:p>org.apache.xerces.impl.xs.models.CMBuilder - Linha: 636</text:p>
          </table:table-cell>
        </table:table-row>
        <table:table-row table:style-name="ro2">
          <table:table-cell office:value-type="string" calcext:value-type="string">
            <text:p>org.apache.xerces.impl.XML11EntityScanner</text:p>
          </table:table-cell>
          <table:table-cell office:value-type="string" calcext:value-type="string">
            <text:p><text:s/>- Linha: </text:p>
          </table:table-cell>
          <table:table-cell office:value-type="float" office:value="549" calcext:value-type="float">
            <text:p>549</text:p>
          </table:table-cell>
          <table:table-cell table:formula="of:=CONCATENATE([.A20];[.B20];[.C20])" office:value-type="string" office:string-value="org.apache.xerces.impl.XML11EntityScanner - Linha: 549" calcext:value-type="string">
            <text:p>org.apache.xerces.impl.XML11EntityScanner - Linha: 549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A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0T20:44:29.100738310</meta:creation-date>
    <dc:date>2014-07-10T21:43:06.611016565</dc:date>
    <meta:editing-duration>PT49M35S</meta:editing-duration>
    <meta:editing-cycles>2</meta:editing-cycles>
    <meta:generator>LibreOffice/4.1.3.2$Linux_X86_64 LibreOffice_project/410m0$Build-2</meta:generator>
    <meta:document-statistic meta:table-count="2" meta:cell-count="391" meta:object-count="0"/>
  </office:meta>
</office:document-meta>
</file>